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5-11-1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5-07-3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5-05-2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5-02-0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4-10-3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4-09-2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4-06-0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4-03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3-10-1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3-07-1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3-06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3-02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2-12-0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2-07-1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2-03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1-02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0-07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20-02-1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9-11-1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9-07-2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9-04-2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9-01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8-11-0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8-08-0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8-04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8-01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7-10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7-08-1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7-05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7-03-3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6-11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6-09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6-05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6-03-0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5-07-1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5-06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5-02-0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4-12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4-08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4-06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4-03-1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3-12-1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3-08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3-05-0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3-02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2-11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2-08-1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2-05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2-02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1-12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1-08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1-05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1-03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0-11-1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0-08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0-05-1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10-03-0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9-12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9-09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9-05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9-02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8-10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8-07-3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8-05-2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8-01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7-10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7-07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7-05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7-02-0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6-11-0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6-07-18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6-04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8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7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7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314076480401</text:p>
          </table:table-cell>
          <table:table-cell office:value-type="string" calcext:value-type="string">
            <text:p>56H 22 SOW 135A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0" meta:object-count="0"/>
    <meta:user-defined meta:name="AppVersion">3.0</meta:user-defined>
  </office:meta>
</office:document-meta>
</file>